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libri" style:font-name-complex="Calibri" fo:font-weight="bold" style:font-weight-asian="bold" fo:font-size="16pt" style:font-size-asian="16pt"/>
    </style:style>
    <style:style style:name="P2" style:parent-style-name="Standard" style:family="paragraph">
      <style:text-properties style:font-name="Calibri" style:font-name-complex="Calibri" fo:font-weight="bold" style:font-weight-asian="bold" fo:font-size="16pt" style:font-size-asian="16pt"/>
    </style:style>
    <style:style style:name="T3" style:parent-style-name="Fuentedepárrafopredeter." style:family="text">
      <style:text-properties style:font-name="Calibri" style:font-name-complex="Calibri" fo:font-weight="bold" style:font-weight-asian="bold"/>
    </style:style>
    <style:style style:name="T4" style:parent-style-name="Fuentedepárrafopredeter." style:family="text">
      <style:text-properties style:font-name="Calibri" style:font-name-complex="Calibri" fo:font-style="italic" style:font-style-asian="italic"/>
    </style:style>
    <style:style style:name="T5" style:parent-style-name="Fuentedepárrafopredeter." style:family="text">
      <style:text-properties style:font-name="Calibri" style:font-name-complex="Calibri" fo:font-weight="bold" style:font-weight-asian="bold"/>
    </style:style>
    <style:style style:name="T6" style:parent-style-name="Fuentedepárrafopredeter." style:family="text">
      <style:text-properties style:font-name="Calibri" style:font-name-complex="Calibri" fo:font-style="italic" style:font-style-asian="italic"/>
    </style:style>
    <style:style style:name="T7" style:parent-style-name="Fuentedepárrafopredeter." style:family="text">
      <style:text-properties style:font-name="Calibri" style:font-name-complex="Calibri" fo:font-weight="bold" style:font-weight-asian="bold"/>
    </style:style>
    <style:style style:name="T8" style:parent-style-name="Fuentedepárrafopredeter." style:family="text">
      <style:text-properties style:font-name="Calibri" style:font-name-complex="Calibri" fo:font-style="italic" style:font-style-asian="italic"/>
    </style:style>
    <style:style style:name="P9" style:parent-style-name="Standard" style:family="paragraph">
      <style:text-properties style:font-name="Calibri" style:font-name-complex="Calibri" fo:font-weight="bold" style:font-weight-asian="bold"/>
    </style:style>
    <style:style style:name="P10" style:parent-style-name="Standard" style:family="paragraph">
      <style:text-properties style:font-name="Calibri" style:font-name-complex="Calibri"/>
    </style:style>
    <style:style style:name="P11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12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3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14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15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16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7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8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9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20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21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22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23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24" style:parent-style-name="Standard" style:list-style-name="LFO1" style:family="paragraph"/>
    <style:style style:name="T25" style:parent-style-name="Fuentedepárrafopredeter." style:family="text">
      <style:text-properties style:font-name="Calibri" style:font-name-complex="Calibri" fo:font-style="italic" style:font-style-asian="italic" fo:font-size="9pt" style:font-size-asian="9pt" style:font-size-complex="9pt"/>
    </style:style>
    <style:style style:name="T26" style:parent-style-name="Fuentedepárrafopredeter." style:family="text">
      <style:text-properties style:font-name="Calibri" style:font-name-complex="Calibri" fo:font-size="9pt" style:font-size-asian="9pt" style:font-size-complex="9pt"/>
    </style:style>
    <style:style style:name="P27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28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29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30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31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32" style:parent-style-name="Standard" style:family="paragraph">
      <style:paragraph-properties fo:margin-left="0.5in">
        <style:tab-stops/>
      </style:paragraph-properties>
    </style:style>
    <style:style style:name="T33" style:parent-style-name="Fuentedepárrafopredeter." style:family="text">
      <style:text-properties style:font-name="Calibri" style:font-name-complex="Calibri" fo:font-size="9pt" style:font-size-asian="9pt" style:font-size-complex="9pt"/>
    </style:style>
    <style:style style:name="P34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35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36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37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38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39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40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41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42" style:parent-style-name="Standard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43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44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45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46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47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48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49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50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51" style:parent-style-name="Standard" style:list-style-name="LFO1" style:family="paragraph"/>
    <style:style style:name="T52" style:parent-style-name="Fuentedepárrafopredeter." style:family="text">
      <style:text-properties style:font-name="Calibri" style:font-name-complex="Calibri" fo:font-style="italic" style:font-style-asian="italic" fo:font-size="9pt" style:font-size-asian="9pt" style:font-size-complex="9pt"/>
    </style:style>
    <style:style style:name="T53" style:parent-style-name="Fuentedepárrafopredeter." style:family="text">
      <style:text-properties style:font-name="Calibri" style:font-name-complex="Calibri" fo:font-style="italic" style:font-style-asian="italic" fo:font-size="9pt" style:font-size-asian="9pt" style:font-size-complex="9pt"/>
    </style:style>
    <style:style style:name="P54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55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56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57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58" style:parent-style-name="Standard" style:list-style-name="LFO1" style:family="paragraph"/>
    <style:style style:name="T59" style:parent-style-name="Fuentedepárrafopredeter." style:family="text">
      <style:text-properties style:font-name="Calibri" style:font-name-complex="Calibri" fo:font-style="italic" style:font-style-asian="italic" fo:font-size="9pt" style:font-size-asian="9pt" style:font-size-complex="9pt"/>
    </style:style>
    <style:style style:name="T60" style:parent-style-name="Fuentedepárrafopredeter." style:family="text">
      <style:text-properties style:font-name="Calibri" style:font-name-complex="Calibri" fo:font-style="italic" style:font-style-asian="italic" fo:font-size="9pt" style:font-size-asian="9pt" style:font-size-complex="9pt"/>
    </style:style>
    <style:style style:name="T61" style:parent-style-name="Fuentedepárrafopredeter." style:family="text">
      <style:text-properties style:font-name="Calibri" style:font-name-complex="Calibri" fo:font-style="italic" style:font-style-asian="italic" fo:font-size="9pt" style:font-size-asian="9pt" style:font-size-complex="9pt"/>
    </style:style>
    <style:style style:name="P62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63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64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65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66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67" style:parent-style-name="Standard" style:list-style-name="LFO1" style:family="paragraph"/>
    <style:style style:name="T68" style:parent-style-name="Fuentedepárrafopredeter." style:family="text">
      <style:text-properties style:font-name="Calibri" style:font-name-complex="Calibri" fo:font-style="italic" style:font-style-asian="italic" fo:font-size="9pt" style:font-size-asian="9pt" style:font-size-complex="9pt"/>
    </style:style>
    <style:style style:name="T69" style:parent-style-name="Fuentedepárrafopredeter." style:family="text">
      <style:text-properties style:font-name="Calibri" style:font-name-complex="Calibri" fo:font-style="italic" style:font-style-asian="italic" fo:font-size="9pt" style:font-size-asian="9pt" style:font-size-complex="9pt"/>
    </style:style>
    <style:style style:name="T70" style:parent-style-name="Fuentedepárrafopredeter." style:family="text">
      <style:text-properties style:font-name="Calibri" style:font-name-complex="Calibri" fo:font-style="italic" style:font-style-asian="italic" fo:font-size="9pt" style:font-size-asian="9pt" style:font-size-complex="9pt"/>
    </style:style>
    <style:style style:name="P71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size="9pt" style:font-size-asian="9pt" style:font-size-complex="9pt"/>
    </style:style>
    <style:style style:name="P72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73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74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75" style:parent-style-name="Standard" style:list-style-name="LFO1" style:family="paragraph"/>
    <style:style style:name="T76" style:parent-style-name="Fuentedepárrafopredeter." style:family="text">
      <style:text-properties style:font-name="Calibri" style:font-name-complex="Calibri" fo:font-style="italic" style:font-style-asian="italic" fo:font-size="9pt" style:font-size-asian="9pt" style:font-size-complex="9pt"/>
    </style:style>
    <style:style style:name="T77" style:parent-style-name="Fuentedepárrafopredeter." style:family="text">
      <style:text-properties style:font-name="Calibri" style:font-name-complex="Calibri" fo:font-style="italic" style:font-style-asian="italic" fo:font-size="9pt" style:font-size-asian="9pt" style:font-size-complex="9pt"/>
    </style:style>
    <style:style style:name="T78" style:parent-style-name="Fuentedepárrafopredeter." style:family="text">
      <style:text-properties style:font-name="Calibri" style:font-name-complex="Calibri" fo:font-style="italic" style:font-style-asian="italic" fo:font-size="9pt" style:font-size-asian="9pt" style:font-size-complex="9pt"/>
    </style:style>
    <style:style style:name="P79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size="9pt" style:font-size-asian="9pt" style:font-size-complex="9pt"/>
    </style:style>
    <style:style style:name="P80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81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82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83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84" style:parent-style-name="Standard" style:list-style-name="LFO1" style:family="paragraph"/>
    <style:style style:name="T85" style:parent-style-name="Fuentedepárrafopredeter." style:family="text">
      <style:text-properties style:font-name="Calibri" style:font-name-complex="Calibri" fo:font-style="italic" style:font-style-asian="italic" fo:font-size="9pt" style:font-size-asian="9pt" style:font-size-complex="9pt"/>
    </style:style>
    <style:style style:name="T86" style:parent-style-name="Fuentedepárrafopredeter." style:family="text">
      <style:text-properties style:font-name="Calibri" style:font-name-complex="Calibri" fo:font-style="italic" style:font-style-asian="italic" fo:font-size="9pt" style:font-size-asian="9pt" style:font-size-complex="9pt"/>
    </style:style>
    <style:style style:name="T87" style:parent-style-name="Fuentedepárrafopredeter." style:family="text">
      <style:text-properties style:font-name="Calibri" style:font-name-complex="Calibri" fo:font-style="italic" style:font-style-asian="italic" fo:font-size="9pt" style:font-size-asian="9pt" style:font-size-complex="9pt"/>
    </style:style>
    <style:style style:name="P88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89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90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91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92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93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94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95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96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97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98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99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00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101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102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103" style:parent-style-name="Standard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04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05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06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07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08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09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10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11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12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13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14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15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16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17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18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19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20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21" style:parent-style-name="Standard" style:list-style-name="LFO1" style:family="paragraph"/>
    <style:style style:name="T122" style:parent-style-name="Fuentedepárrafopredeter." style:family="text">
      <style:text-properties style:font-name="Calibri" style:font-name-complex="Calibri" fo:font-style="italic" style:font-style-asian="italic" fo:font-size="9pt" style:font-size-asian="9pt" style:font-size-complex="9pt"/>
    </style:style>
  </office:automatic-styles>
  <office:body>
    <office:text text:use-soft-page-breaks="true">
      <text:p text:style-name="P1"/>
      <text:p text:style-name="P2">HISTORIAS DE USUARIO</text:p>
      <text:p text:style-name="Standard"><text:span text:style-name="T3">Como<text:s/></text:span><text:span text:style-name="T4">(rol)</text:span><text:span text:style-name="T5"><text:s/>quiero<text:s/></text:span><text:span text:style-name="T6">(algo)</text:span><text:span text:style-name="T7"><text:s/>para poder<text:s/></text:span><text:span text:style-name="T8">(beneficio).</text:span></text:p>
      <text:p text:style-name="P9"/>
      <text:p text:style-name="P10"/>
      <text:p text:style-name="P11">El sistema debe catalogar los libros disponibles por distintos criterios.</text:p>
      <text:list text:style-name="LFO1" text:continue-numbering="true">
        <text:list-item>
          <text:p text:style-name="P12">como usuario quiero buscar un libro<text:s/>por distintos criterios para poder comprarlo</text:p>
        </text:list-item>
      </text:list>
      <text:p text:style-name="P13"/>
      <text:p text:style-name="P14">El sistema debe permitir <text:s/>ventas grupales o individuales de los libros disponibles.</text:p>
      <text:p text:style-name="P15"><text:tab/></text:p>
      <text:list text:style-name="LFO1" text:continue-numbering="true">
        <text:list-item>
          <text:p text:style-name="P16">como cliente registrado quiero añadir al carrito un/os libro/s para poder comprarlo /s.</text:p>
        </text:list-item>
        <text:list-item>
          <text:p text:style-name="P17">como cliente registrado quiero sacar <text:s/>del <text:s/>carrito un/os libro/s para poder comprarlo /s.</text:p>
        </text:list-item>
        <text:list-item>
          <text:p text:style-name="P18">como cliente registrado quiero listar el contenido del <text:s/>carrito para poder ver mis compras.</text:p>
        </text:list-item>
        <text:list-item>
          <text:p text:style-name="P19">como administrador quiero listar el contenido de los carritos para poder ver las compras.</text:p>
        </text:list-item>
      </text:list>
      <text:p text:style-name="P20"/>
      <text:p text:style-name="P21">El sistema debe registrar las ventas de los libros comprados por los clientes.</text:p>
      <text:p text:style-name="P22"><text:tab/></text:p>
      <text:list text:style-name="LFO1" text:continue-numbering="true">
        <text:list-item>
          <text:p text:style-name="P23">como administrador quiero conocer el historial de ventas de un cliente para imprimirlas.</text:p>
        </text:list-item>
        <text:list-item>
          <text:p text:style-name="P24"><text:span text:style-name="T25">como administrador quiero conocer el historial de ventas de todo el sistema para imprimirlas</text:span><text:span text:style-name="T26">.</text:span></text:p>
        </text:list-item>
      </text:list>
      <text:p text:style-name="P27"><text:tab/></text:p>
      <text:p text:style-name="P28">El sistema debe controlar<text:s/>el estado de las ventas solicitadas por los clientes.</text:p>
      <text:p text:style-name="P29"><text:tab/></text:p>
      <text:list text:style-name="LFO1" text:continue-numbering="true">
        <text:list-item>
          <text:p text:style-name="P30">como administrador quiero conocer el estado de las ventas para poder monitorearlas.</text:p>
        </text:list-item>
        <text:list-item>
          <text:p text:style-name="P31">como administrador quiero conocer el estado de las ventas para poder modificarlas.</text:p>
        </text:list-item>
      </text:list>
      <text:p text:style-name="P32"><text:span text:style-name="T33"><text:tab/></text:span></text:p>
      <text:p text:style-name="P34">ABM clientes</text:p>
      <text:p text:style-name="P35"/>
      <text:list text:style-name="LFO1" text:continue-numbering="true">
        <text:list-item>
          <text:p text:style-name="P36">como<text:s/>visitante<text:s/>quiero darme de alta en el sistema para poder acceder a las compras de libros</text:p>
        </text:list-item>
        <text:list-item>
          <text:p text:style-name="P37">como<text:s/>cliente quiero modificar mis datos para actualizarme en el sistema<text:tab/></text:p>
        </text:list-item>
        <text:list-item>
          <text:p text:style-name="P38">como cliente quiero darme de baja en el sistema para dejar de formar parte del sistema</text:p>
        </text:list-item>
        <text:list-item>
          <text:p text:style-name="P39">como administrador quiero dar<text:s/>de baja un cliente para que dejar de ser<text:s/>parte del sistema</text:p>
        </text:list-item>
      </text:list>
      <text:p text:style-name="P40"/>
      <text:p text:style-name="P41">ABM administradores</text:p>
      <text:p text:style-name="P42"/>
      <text:list text:style-name="LFO1" text:continue-numbering="true">
        <text:list-item>
          <text:p text:style-name="P43">como<text:s/>administrador<text:s/>quiero dar<text:s/>de alta en el sistema<text:s/>a otro administrador<text:s/>para poder ser<text:s/>tener mas<text:s/>administrador</text:p>
        </text:list-item>
        <text:list-item>
          <text:p text:style-name="P44">como administrador quiero modificar mis datos para actualizarme en el sistema<text:tab/></text:p>
        </text:list-item>
        <text:list-item>
          <text:p text:style-name="P45">como administrador quiero darme de baja <text:s/>para dejar de formar parte del sistema</text:p>
        </text:list-item>
        <text:list-item>
          <text:p text:style-name="P46">como administrador quiero ver el perfil del sistema para poder monitorearlos</text:p>
        </text:list-item>
      </text:list>
      <text:p text:style-name="P47">ABM libros</text:p>
      <text:p text:style-name="P48"/>
      <text:list text:style-name="LFO1" text:continue-numbering="true">
        <text:list-item>
          <text:p text:style-name="P49">como administrador quiero dar de alta un libro para ofrecer en el catalogo</text:p>
        </text:list-item>
        <text:list-item>
          <text:p text:style-name="P50">como administrador quiero dar de baja un libro para evitar inconvenientes por stock</text:p>
        </text:list-item>
        <text:list-item>
          <text:p text:style-name="P51"><text:span text:style-name="T52">como administrador quiero modificar un libro para<text:s/></text:span><text:span text:style-name="T53">modificar su informacion</text:span></text:p>
        </text:list-item>
      </text:list>
      <text:p text:style-name="P54">ABM autor</text:p>
      <text:p text:style-name="P55"/>
      <text:list text:style-name="LFO1" text:continue-numbering="true">
        <text:list-item>
          <text:p text:style-name="P56">como administrador quiero dar de alta un autor para<text:s/>que forme parte del sistema y que se pueda asignar a uno o más libros</text:p>
        </text:list-item>
        <text:list-item>
          <text:p text:style-name="P57">como administrador quiero dar de baja un autor<text:s/>para sacarlo del sistema</text:p>
        </text:list-item>
        <text:list-item>
          <text:p text:style-name="P58"><text:span text:style-name="T59">como administrador quiero modificar un autor<text:s/></text:span><text:span text:style-name="T60">para<text:s/></text:span><text:span text:style-name="T61">modificar su informacion</text:span></text:p>
        </text:list-item>
      </text:list>
      <text:p text:style-name="P62"/>
      <text:p text:style-name="P63">ABM idioma</text:p>
      <text:p text:style-name="P64"/>
      <text:list text:style-name="LFO1" text:continue-numbering="true">
        <text:list-item>
          <text:p text:style-name="P65">como<text:s/>administrador quiero dar de alta un idioma<text:s/>para que forme parte del sistema y que se pueda asignar a uno o más libros</text:p>
        </text:list-item>
        <text:list-item>
          <text:p text:style-name="P66">como administrador quiero dar<text:s/>de baja un idioma para sacarlo del sistema</text:p>
        </text:list-item>
        <text:list-item>
          <text:p text:style-name="P67"><text:span text:style-name="T68">como administrador quiero modificar un idioma<text:s/></text:span><text:span text:style-name="T69">para<text:s/></text:span><text:span text:style-name="T70">modificar su informacion</text:span></text:p>
        </text:list-item>
      </text:list>
      <text:p text:style-name="P71"/>
      <text:p text:style-name="P72">ABM<text:s/>etiqueta</text:p>
      <text:p text:style-name="P73"/>
      <text:list text:style-name="LFO1" text:continue-numbering="true">
        <text:list-item>
          <text:p text:style-name="P74">como administrador quiero dar de alta una etiqueta<text:s/>para que forme parte del sistema y que se pueda asignar a uno o más libros<text:s/>como administrador quiero dar de baja una etiqueta<text:s/>para sacarlo del sistema</text:p>
        </text:list-item>
        <text:list-item>
          <text:p text:style-name="P75"><text:span text:style-name="T76">como administrador quiero modificar una etiqueta<text:s/></text:span><text:span text:style-name="T77">para<text:s/></text:span><text:span text:style-name="T78">modificar su información</text:span></text:p>
        </text:list-item>
      </text:list>
      <text:p text:style-name="P79"/>
      <text:p text:style-name="P80">ABM editorial</text:p>
      <text:p text:style-name="P81"/>
      <text:list text:style-name="LFO1" text:continue-numbering="true">
        <text:list-item>
          <text:p text:style-name="P82">como administrador quiero dar de alta una editorial<text:s/>para que forme parte del sistema y que se pueda asignar a uno o más libros<text:s/></text:p>
        </text:list-item>
        <text:list-item>
          <text:p text:style-name="P83">como administrador quiero dar de baja una editorial<text:s/>para sacarlo del sistema</text:p>
        </text:list-item>
        <text:list-item>
          <text:p text:style-name="P84"><text:span text:style-name="T85">como administrador quiero modificar una editorial<text:s/></text:span><text:span text:style-name="T86">para<text:s/></text:span><text:span text:style-name="T87">modificar su informacion</text:span></text:p>
        </text:list-item>
      </text:list>
      <text:p text:style-name="P88"/>
      <text:p text:style-name="P89"/>
      <text:p text:style-name="P90">El sistema debe permitir <text:s/>imprimir los registros realizados: clientes, pedidos, compras.</text:p>
      <text:p text:style-name="P91"/>
      <text:list text:style-name="LFO1" text:continue-numbering="true">
        <text:list-item>
          <text:p text:style-name="P92">como administrador deseo imprimir los clientes para poder tenerlos registrados de manera física</text:p>
        </text:list-item>
        <text:list-item>
          <text:p text:style-name="P93">como administrador deseo imprimir los pedidos para poder tenerlos registrados de manera física</text:p>
        </text:list-item>
        <text:list-item>
          <text:p text:style-name="P94">como administrador deseo imprimir los compras para poder tenerlos registrados de manera física</text:p>
        </text:list-item>
      </text:list>
      <text:p text:style-name="P95"/>
      <text:p text:style-name="P96">Confirmar, cancelar compra</text:p>
      <text:p text:style-name="P97"/>
      <text:list text:style-name="LFO1" text:continue-numbering="true">
        <text:list-item>
          <text:p text:style-name="P98">como usuario quiero confirmar una compra para conseguir el pedido realizado</text:p>
        </text:list-item>
        <text:list-item>
          <text:p text:style-name="P99">como usuario deseo cancelar una compra para no recibir el libro seleccionado.</text:p>
        </text:list-item>
      </text:list>
      <text:p text:style-name="P100"/>
      <text:p text:style-name="P101"><text:tab/></text:p>
      <text:p text:style-name="P102">LogIn / LogOut cliente</text:p>
      <text:p text:style-name="P103"/>
      <text:list text:style-name="LFO1" text:continue-numbering="true">
        <text:list-item>
          <text:p text:style-name="P104">como cliente registrado deseo iniciar sesión en mi cuenta para comprar un libro</text:p>
        </text:list-item>
        <text:list-item>
          <text:p text:style-name="P105">como cliente registrado deseo cerrar sesión en mi cuenta para salir<text:s/>del sistema.</text:p>
        </text:list-item>
        <text:list-item>
          <text:p text:style-name="P106">Como cliente quiero recuperar mi contraseña para recuperar mi perfil</text:p>
        </text:list-item>
        <text:list-item>
          <text:p text:style-name="P107">Como administrador quiero recuperar mi contraseña para recuperar mi perfil<text:s/></text:p>
        </text:list-item>
        <text:list-item>
          <text:p text:style-name="P108">Como cliente quiero poder consultar libros para ver su información</text:p>
        </text:list-item>
        <text:list-item>
          <text:p text:style-name="P109">Como cliente quiero poder listar libros según sus componentes para buscar un libro en especifico.</text:p>
        </text:list-item>
        <text:list-item>
          <text:p text:style-name="P110">Como cliente quiero poder ver los detalles de un libro para poder conocer su información</text:p>
        </text:list-item>
        <text:list-item>
          <text:p text:style-name="P111">Como administrador quiero poder listar libros según sus componentes para buscar un libro en especifico</text:p>
        </text:list-item>
        <text:list-item>
          <text:p text:style-name="P112">Como administrador quiero poder ver los detalles de un libro para poder conocer su información.</text:p>
        </text:list-item>
        <text:list-item>
          <text:p text:style-name="P113">Como administrador quiero poder listar libros comprados entre dos fechas para conocer sus ventas</text:p>
        </text:list-item>
        <text:list-item>
          <text:p text:style-name="P114">Como administrador quiero poder ver las fechas de compra para conocer el dia de la venta del libro</text:p>
        </text:list-item>
        <text:list-item>
          <text:p text:style-name="P115">Como cliente quiero conocer la fecha de compra de un/os libro/s para saber cuando lo compre</text:p>
        </text:list-item>
        <text:list-item>
          <text:p text:style-name="P116">Como administrador quiero conocer los clientes registrados entre dos fechas para saber quienes y cuantos fueron registrados.</text:p>
        </text:list-item>
        <text:list-item>
          <text:p text:style-name="P117">Como cliente quiero conocer la fecha de ingreso al sistema para saber mi fecha de ingreso</text:p>
        </text:list-item>
        <text:list-item>
          <text:p text:style-name="P118">Como cliente quiero poder ver la sección ayuda para poder conocer el manejo del login<text:s/></text:p>
        </text:list-item>
        <text:list-item>
          <text:p text:style-name="P119">Como administrador quiero ver la sección ayuda para conocer el manejo del login</text:p>
        </text:list-item>
        <text:list-item>
          <text:p text:style-name="P120">Como cliente quiero poder ver el tutorial para el registro de cliente para conocer los pasos para el ingreso al sistema</text:p>
        </text:list-item>
        <text:list-item>
          <text:p text:style-name="P121"><text:span text:style-name="T122">Como administrador quiero poder ver el tutorial para el registro de administrador para conocer los pasos de ingreso al sistema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Droid Sans Fallback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umno</meta:initial-creator>
    <dc:creator>Anita</dc:creator>
    <meta:creation-date>2014-04-07T15:09:00Z</meta:creation-date>
    <dc:date>2014-05-02T19:33:00Z</dc:date>
    <meta:template xlink:href="Normal" xlink:type="simple"/>
    <meta:editing-cycles>2</meta:editing-cycles>
    <meta:editing-duration>PT1260S</meta:editing-duration>
    <meta:document-statistic meta:page-count="2" meta:paragraph-count="11" meta:word-count="860" meta:character-count="5581" meta:row-count="39" meta:non-whitespace-character-count="4732"/>
  </office:meta>
</office:document-meta>
</file>